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185362711864" calcext:value-type="float">
            <text:p>2.13185</text:p>
          </table:table-cell>
          <table:table-cell office:value-type="float" office:value="2.52765238418079" calcext:value-type="float">
            <text:p>2.52765</text:p>
          </table:table-cell>
          <table:table-cell office:value-type="float" office:value="3.47924718644068" calcext:value-type="float">
            <text:p>3.4792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9917566101695" calcext:value-type="float">
            <text:p>2.19918</text:p>
          </table:table-cell>
          <table:table-cell office:value-type="float" office:value="2.40573984180791" calcext:value-type="float">
            <text:p>2.40574</text:p>
          </table:table-cell>
          <table:table-cell office:value-type="float" office:value="3.38317640677966" calcext:value-type="float">
            <text:p>3.3831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4868183050847" calcext:value-type="float">
            <text:p>2.34868</text:p>
          </table:table-cell>
          <table:table-cell office:value-type="float" office:value="1.96375832768362" calcext:value-type="float">
            <text:p>1.96376</text:p>
          </table:table-cell>
          <table:table-cell office:value-type="float" office:value="2.42534183050847" calcext:value-type="float">
            <text:p>2.4253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3828273446328" calcext:value-type="float">
            <text:p>2.33828</text:p>
          </table:table-cell>
          <table:table-cell office:value-type="float" office:value="1.99475493785311" calcext:value-type="float">
            <text:p>1.99475</text:p>
          </table:table-cell>
          <table:table-cell office:value-type="float" office:value="2.61862996610169" calcext:value-type="float">
            <text:p>2.6186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267220338983" calcext:value-type="float">
            <text:p>2.18267</text:p>
          </table:table-cell>
          <table:table-cell office:value-type="float" office:value="2.32055830508475" calcext:value-type="float">
            <text:p>2.32056</text:p>
          </table:table-cell>
          <table:table-cell office:value-type="float" office:value="3.09168325423729" calcext:value-type="float">
            <text:p>3.0916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9390696045198" calcext:value-type="float">
            <text:p>2.19391</text:p>
          </table:table-cell>
          <table:table-cell office:value-type="float" office:value="2.31357611299435" calcext:value-type="float">
            <text:p>2.31358</text:p>
          </table:table-cell>
          <table:table-cell office:value-type="float" office:value="3.04958101694915" calcext:value-type="float">
            <text:p>3.0495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951572881356" calcext:value-type="float">
            <text:p>2.30952</text:p>
          </table:table-cell>
          <table:table-cell office:value-type="float" office:value="2.04242431638418" calcext:value-type="float">
            <text:p>2.04242</text:p>
          </table:table-cell>
          <table:table-cell office:value-type="float" office:value="2.55884230508475" calcext:value-type="float">
            <text:p>2.5588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991555480226" calcext:value-type="float">
            <text:p>2.29916</text:p>
          </table:table-cell>
          <table:table-cell office:value-type="float" office:value="2.17044142372881" calcext:value-type="float">
            <text:p>2.17044</text:p>
          </table:table-cell>
          <table:table-cell office:value-type="float" office:value="2.92206291525424" calcext:value-type="float">
            <text:p>2.9220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184056497175" calcext:value-type="float">
            <text:p>2.22184</text:p>
          </table:table-cell>
          <table:table-cell office:value-type="float" office:value="2.29602903954802" calcext:value-type="float">
            <text:p>2.29603</text:p>
          </table:table-cell>
          <table:table-cell office:value-type="float" office:value="2.97746088135593" calcext:value-type="float">
            <text:p>2.9774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420707344633" calcext:value-type="float">
            <text:p>2.29421</text:p>
          </table:table-cell>
          <table:table-cell office:value-type="float" office:value="2.19096029378531" calcext:value-type="float">
            <text:p>2.19096</text:p>
          </table:table-cell>
          <table:table-cell office:value-type="float" office:value="2.92223972881356" calcext:value-type="float">
            <text:p>2.9222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158806779661" calcext:value-type="float">
            <text:p>2.29159</text:p>
          </table:table-cell>
          <table:table-cell office:value-type="float" office:value="2.20519642937853" calcext:value-type="float">
            <text:p>2.2052</text:p>
          </table:table-cell>
          <table:table-cell office:value-type="float" office:value="3.02451688135593" calcext:value-type="float">
            <text:p>3.0245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942931073446" calcext:value-type="float">
            <text:p>2.28943</text:p>
          </table:table-cell>
          <table:table-cell office:value-type="float" office:value="2.18396851977401" calcext:value-type="float">
            <text:p>2.18397</text:p>
          </table:table-cell>
          <table:table-cell office:value-type="float" office:value="2.89352949152542" calcext:value-type="float">
            <text:p>2.8935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797945762712" calcext:value-type="float">
            <text:p>2.28798</text:p>
          </table:table-cell>
          <table:table-cell office:value-type="float" office:value="2.14732827118644" calcext:value-type="float">
            <text:p>2.14733</text:p>
          </table:table-cell>
          <table:table-cell office:value-type="float" office:value="2.76625708474576" calcext:value-type="float">
            <text:p>2.7662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744081355932" calcext:value-type="float">
            <text:p>2.28744</text:p>
          </table:table-cell>
          <table:table-cell office:value-type="float" office:value="2.17634318644068" calcext:value-type="float">
            <text:p>2.17634</text:p>
          </table:table-cell>
          <table:table-cell office:value-type="float" office:value="2.96250386440678" calcext:value-type="float">
            <text:p>2.962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21306440678" calcext:value-type="float">
            <text:p>2.23213</text:p>
          </table:table-cell>
          <table:table-cell office:value-type="float" office:value="2.28588623728814" calcext:value-type="float">
            <text:p>2.28589</text:p>
          </table:table-cell>
          <table:table-cell office:value-type="float" office:value="2.92046969491525" calcext:value-type="float">
            <text:p>2.9204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8394183050847" calcext:value-type="float">
            <text:p>2.28394</text:p>
          </table:table-cell>
          <table:table-cell office:value-type="float" office:value="2.16558635028249" calcext:value-type="float">
            <text:p>2.16559</text:p>
          </table:table-cell>
          <table:table-cell office:value-type="float" office:value="2.89068420338983" calcext:value-type="float">
            <text:p>2.8906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37757740113" calcext:value-type="float">
            <text:p>2.28378</text:p>
          </table:table-cell>
          <table:table-cell office:value-type="float" office:value="2.17118820338983" calcext:value-type="float">
            <text:p>2.17119</text:p>
          </table:table-cell>
          <table:table-cell office:value-type="float" office:value="2.78728976271186" calcext:value-type="float">
            <text:p>2.7872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33773559322" calcext:value-type="float">
            <text:p>2.28338</text:p>
          </table:table-cell>
          <table:table-cell office:value-type="float" office:value="2.17006379661017" calcext:value-type="float">
            <text:p>2.17006</text:p>
          </table:table-cell>
          <table:table-cell office:value-type="float" office:value="2.79754494915254" calcext:value-type="float">
            <text:p>2.7975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573807909604" calcext:value-type="float">
            <text:p>2.26574</text:p>
          </table:table-cell>
          <table:table-cell office:value-type="float" office:value="2.27807084745763" calcext:value-type="float">
            <text:p>2.27807</text:p>
          </table:table-cell>
          <table:table-cell office:value-type="float" office:value="3.13729437288136" calcext:value-type="float">
            <text:p>3.1372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7087934463277" calcext:value-type="float">
            <text:p>2.27088</text:p>
          </table:table-cell>
          <table:table-cell office:value-type="float" office:value="2.20346329943503" calcext:value-type="float">
            <text:p>2.20346</text:p>
          </table:table-cell>
          <table:table-cell office:value-type="float" office:value="2.91556881355932" calcext:value-type="float">
            <text:p>2.9155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7066526553672" calcext:value-type="float">
            <text:p>2.27067</text:p>
          </table:table-cell>
          <table:table-cell office:value-type="float" office:value="2.13233543502825" calcext:value-type="float">
            <text:p>2.13234</text:p>
          </table:table-cell>
          <table:table-cell office:value-type="float" office:value="2.71060176271186" calcext:value-type="float">
            <text:p>2.710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585694915254" calcext:value-type="float">
            <text:p>2.26586</text:p>
          </table:table-cell>
          <table:table-cell office:value-type="float" office:value="2.22602610169492" calcext:value-type="float">
            <text:p>2.22603</text:p>
          </table:table-cell>
          <table:table-cell office:value-type="float" office:value="3.16886481355932" calcext:value-type="float">
            <text:p>3.1688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348899435028" calcext:value-type="float">
            <text:p>2.23349</text:p>
          </table:table-cell>
          <table:table-cell office:value-type="float" office:value="2.26567927683616" calcext:value-type="float">
            <text:p>2.26568</text:p>
          </table:table-cell>
          <table:table-cell office:value-type="float" office:value="2.99712081355932" calcext:value-type="float">
            <text:p>2.9971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6031439548023" calcext:value-type="float">
            <text:p>2.26031</text:p>
          </table:table-cell>
          <table:table-cell office:value-type="float" office:value="2.1761628700565" calcext:value-type="float">
            <text:p>2.17616</text:p>
          </table:table-cell>
          <table:table-cell office:value-type="float" office:value="2.88911077966102" calcext:value-type="float">
            <text:p>2.8891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19713220339" calcext:value-type="float">
            <text:p>2.25197</text:p>
          </table:table-cell>
          <table:table-cell office:value-type="float" office:value="2.21261640677966" calcext:value-type="float">
            <text:p>2.21262</text:p>
          </table:table-cell>
          <table:table-cell office:value-type="float" office:value="2.997024" calcext:value-type="float">
            <text:p>2.9970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935105084746" calcext:value-type="float">
            <text:p>2.24935</text:p>
          </table:table-cell>
          <table:table-cell office:value-type="float" office:value="2.25474076836158" calcext:value-type="float">
            <text:p>2.25474</text:p>
          </table:table-cell>
          <table:table-cell office:value-type="float" office:value="2.90365044067797" calcext:value-type="float">
            <text:p>2.9036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703873446328" calcext:value-type="float">
            <text:p>2.24704</text:p>
          </table:table-cell>
          <table:table-cell office:value-type="float" office:value="2.26710348022599" calcext:value-type="float">
            <text:p>2.2671</text:p>
          </table:table-cell>
          <table:table-cell office:value-type="float" office:value="2.99294942372881" calcext:value-type="float">
            <text:p>2.9929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596727683616" calcext:value-type="float">
            <text:p>2.24597</text:p>
          </table:table-cell>
          <table:table-cell office:value-type="float" office:value="2.18525439548023" calcext:value-type="float">
            <text:p>2.18525</text:p>
          </table:table-cell>
          <table:table-cell office:value-type="float" office:value="2.7997526779661" calcext:value-type="float">
            <text:p>2.7997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475161581921" calcext:value-type="float">
            <text:p>2.24475</text:p>
          </table:table-cell>
          <table:table-cell office:value-type="float" office:value="2.19693590960452" calcext:value-type="float">
            <text:p>2.19694</text:p>
          </table:table-cell>
          <table:table-cell office:value-type="float" office:value="2.87873166101695" calcext:value-type="float">
            <text:p>2.8787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446350282486" calcext:value-type="float">
            <text:p>2.24446</text:p>
          </table:table-cell>
          <table:table-cell office:value-type="float" office:value="2.2451215819209" calcext:value-type="float">
            <text:p>2.24512</text:p>
          </table:table-cell>
          <table:table-cell office:value-type="float" office:value="2.83865166101695" calcext:value-type="float">
            <text:p>2.8386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194162711864" calcext:value-type="float">
            <text:p>2.24194</text:p>
          </table:table-cell>
          <table:table-cell office:value-type="float" office:value="2.24404772881356" calcext:value-type="float">
            <text:p>2.24405</text:p>
          </table:table-cell>
          <table:table-cell office:value-type="float" office:value="3.00185816949153" calcext:value-type="float">
            <text:p>3.0018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24320174011299" calcext:value-type="float">
            <text:p>2.2432</text:p>
          </table:table-cell>
          <table:table-cell office:value-type="float" office:value="2.31340818079096" calcext:value-type="float">
            <text:p>2.31341</text:p>
          </table:table-cell>
          <table:table-cell office:value-type="float" office:value="3.15795688135593" calcext:value-type="float">
            <text:p>3.1579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4178065536723" calcext:value-type="float">
            <text:p>2.24178</text:p>
          </table:table-cell>
          <table:table-cell office:value-type="float" office:value="2.28066122033898" calcext:value-type="float">
            <text:p>2.28066</text:p>
          </table:table-cell>
          <table:table-cell office:value-type="float" office:value="3.1056306440678" calcext:value-type="float">
            <text:p>3.1056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4069308474576" calcext:value-type="float">
            <text:p>2.24069</text:p>
          </table:table-cell>
          <table:table-cell office:value-type="float" office:value="2.22333421468927" calcext:value-type="float">
            <text:p>2.22333</text:p>
          </table:table-cell>
          <table:table-cell office:value-type="float" office:value="2.963824" calcext:value-type="float">
            <text:p>2.9638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029618079096" calcext:value-type="float">
            <text:p>2.2403</text:p>
          </table:table-cell>
          <table:table-cell office:value-type="float" office:value="2.26566827118644" calcext:value-type="float">
            <text:p>2.26567</text:p>
          </table:table-cell>
          <table:table-cell office:value-type="float" office:value="3.06277884745763" calcext:value-type="float">
            <text:p>3.0627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01540338983" calcext:value-type="float">
            <text:p>2.24015</text:p>
          </table:table-cell>
          <table:table-cell office:value-type="float" office:value="2.25626205649717" calcext:value-type="float">
            <text:p>2.25626</text:p>
          </table:table-cell>
          <table:table-cell office:value-type="float" office:value="2.97458061016949" calcext:value-type="float">
            <text:p>2.9745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743918644068" calcext:value-type="float">
            <text:p>2.23744</text:p>
          </table:table-cell>
          <table:table-cell office:value-type="float" office:value="2.28071929943503" calcext:value-type="float">
            <text:p>2.28072</text:p>
          </table:table-cell>
          <table:table-cell office:value-type="float" office:value="3.08799593220339" calcext:value-type="float">
            <text:p>3.08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038103954802" calcext:value-type="float">
            <text:p>2.23038</text:p>
          </table:table-cell>
          <table:table-cell office:value-type="float" office:value="2.34835098305085" calcext:value-type="float">
            <text:p>2.34835</text:p>
          </table:table-cell>
          <table:table-cell office:value-type="float" office:value="3.351632" calcext:value-type="float">
            <text:p>3.3516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246635028249" calcext:value-type="float">
            <text:p>2.22247</text:p>
          </table:table-cell>
          <table:table-cell office:value-type="float" office:value="2.26524341242938" calcext:value-type="float">
            <text:p>2.26524</text:p>
          </table:table-cell>
          <table:table-cell office:value-type="float" office:value="3.16419172881356" calcext:value-type="float">
            <text:p>3.1641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75978079096" calcext:value-type="float">
            <text:p>2.2976</text:p>
          </table:table-cell>
          <table:table-cell office:value-type="float" office:value="2.21957396610169" calcext:value-type="float">
            <text:p>2.21957</text:p>
          </table:table-cell>
          <table:table-cell office:value-type="float" office:value="3.0744086779661" calcext:value-type="float">
            <text:p>3.0744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886029378531" calcext:value-type="float">
            <text:p>2.21886</text:p>
          </table:table-cell>
          <table:table-cell office:value-type="float" office:value="2.26478549152542" calcext:value-type="float">
            <text:p>2.26479</text:p>
          </table:table-cell>
          <table:table-cell office:value-type="float" office:value="2.96265708474576" calcext:value-type="float">
            <text:p>2.9626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705911864407" calcext:value-type="float">
            <text:p>2.21706</text:p>
          </table:table-cell>
          <table:table-cell office:value-type="float" office:value="2.25573697175141" calcext:value-type="float">
            <text:p>2.25574</text:p>
          </table:table-cell>
          <table:table-cell office:value-type="float" office:value="3.08110155932203" calcext:value-type="float">
            <text:p>3.081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1637057627119" calcext:value-type="float">
            <text:p>2.21637</text:p>
          </table:table-cell>
          <table:table-cell office:value-type="float" office:value="2.26456289265537" calcext:value-type="float">
            <text:p>2.26456</text:p>
          </table:table-cell>
          <table:table-cell office:value-type="float" office:value="2.91856569491525" calcext:value-type="float">
            <text:p>2.9185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217238418079" calcext:value-type="float">
            <text:p>2.21217</text:p>
          </table:table-cell>
          <table:table-cell office:value-type="float" office:value="2.27445204519774" calcext:value-type="float">
            <text:p>2.27445</text:p>
          </table:table-cell>
          <table:table-cell office:value-type="float" office:value="2.96731145762712" calcext:value-type="float">
            <text:p>2.9673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113114124294" calcext:value-type="float">
            <text:p>2.21113</text:p>
          </table:table-cell>
          <table:table-cell office:value-type="float" office:value="2.28706221468927" calcext:value-type="float">
            <text:p>2.28706</text:p>
          </table:table-cell>
          <table:table-cell office:value-type="float" office:value="2.98946522033898" calcext:value-type="float">
            <text:p>2.9894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978506214689" calcext:value-type="float">
            <text:p>2.20979</text:p>
          </table:table-cell>
          <table:table-cell office:value-type="float" office:value="2.29354698305085" calcext:value-type="float">
            <text:p>2.29355</text:p>
          </table:table-cell>
          <table:table-cell office:value-type="float" office:value="3.0072086779661" calcext:value-type="float">
            <text:p>3.0072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530406779661" calcext:value-type="float">
            <text:p>2.2053</text:p>
          </table:table-cell>
          <table:table-cell office:value-type="float" office:value="2.2724181920904" calcext:value-type="float">
            <text:p>2.27242</text:p>
          </table:table-cell>
          <table:table-cell office:value-type="float" office:value="3.04529030508475" calcext:value-type="float">
            <text:p>3.0452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0319934463277" calcext:value-type="float">
            <text:p>2.2032</text:p>
          </table:table-cell>
          <table:table-cell office:value-type="float" office:value="2.26704940112994" calcext:value-type="float">
            <text:p>2.26705</text:p>
          </table:table-cell>
          <table:table-cell office:value-type="float" office:value="2.94064433898305" calcext:value-type="float">
            <text:p>2.9406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645206779661" calcext:value-type="float">
            <text:p>2.26645</text:p>
          </table:table-cell>
          <table:table-cell office:value-type="float" office:value="2.1987873220339" calcext:value-type="float">
            <text:p>2.19879</text:p>
          </table:table-cell>
          <table:table-cell office:value-type="float" office:value="2.90038942372881" calcext:value-type="float">
            <text:p>2.9003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19762508474576" calcext:value-type="float">
            <text:p>2.19763</text:p>
          </table:table-cell>
          <table:table-cell office:value-type="float" office:value="2.28397796610169" calcext:value-type="float">
            <text:p>2.28398</text:p>
          </table:table-cell>
          <table:table-cell office:value-type="float" office:value="2.90794820338983" calcext:value-type="float">
            <text:p>2.9079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9728836158192" calcext:value-type="float">
            <text:p>2.19729</text:p>
          </table:table-cell>
          <table:table-cell office:value-type="float" office:value="2.26227152542373" calcext:value-type="float">
            <text:p>2.26227</text:p>
          </table:table-cell>
          <table:table-cell office:value-type="float" office:value="2.91213911864407" calcext:value-type="float">
            <text:p>2.9121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011385310735" calcext:value-type="float">
            <text:p>2.26011</text:p>
          </table:table-cell>
          <table:table-cell office:value-type="float" office:value="2.19307328813559" calcext:value-type="float">
            <text:p>2.19307</text:p>
          </table:table-cell>
          <table:table-cell office:value-type="float" office:value="2.93658169491525" calcext:value-type="float">
            <text:p>2.9365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25578079096" calcext:value-type="float">
            <text:p>2.19256</text:p>
          </table:table-cell>
          <table:table-cell office:value-type="float" office:value="2.29721068926554" calcext:value-type="float">
            <text:p>2.29721</text:p>
          </table:table-cell>
          <table:table-cell office:value-type="float" office:value="2.91950020338983" calcext:value-type="float">
            <text:p>2.919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92255819209" calcext:value-type="float">
            <text:p>2.18923</text:p>
          </table:table-cell>
          <table:table-cell office:value-type="float" office:value="2.38756998870056" calcext:value-type="float">
            <text:p>2.38757</text:p>
          </table:table-cell>
          <table:table-cell office:value-type="float" office:value="3.30283823728814" calcext:value-type="float">
            <text:p>3.3028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563959322034" calcext:value-type="float">
            <text:p>2.26564</text:p>
          </table:table-cell>
          <table:table-cell office:value-type="float" office:value="2.17303529943503" calcext:value-type="float">
            <text:p>2.17304</text:p>
          </table:table-cell>
          <table:table-cell office:value-type="float" office:value="2.90648027118644" calcext:value-type="float">
            <text:p>2.9064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298702824859" calcext:value-type="float">
            <text:p>2.25299</text:p>
          </table:table-cell>
          <table:table-cell office:value-type="float" office:value="2.16000329943503" calcext:value-type="float">
            <text:p>2.16</text:p>
          </table:table-cell>
          <table:table-cell office:value-type="float" office:value="2.7344333559322" calcext:value-type="float">
            <text:p>2.7344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265911864407" calcext:value-type="float">
            <text:p>2.15266</text:p>
          </table:table-cell>
          <table:table-cell office:value-type="float" office:value="2.37506635028249" calcext:value-type="float">
            <text:p>2.37507</text:p>
          </table:table-cell>
          <table:table-cell office:value-type="float" office:value="3.16695023728814" calcext:value-type="float">
            <text:p>3.1669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49246779661" calcext:value-type="float">
            <text:p>2.14492</text:p>
          </table:table-cell>
          <table:table-cell office:value-type="float" office:value="2.36006716384181" calcext:value-type="float">
            <text:p>2.36007</text:p>
          </table:table-cell>
          <table:table-cell office:value-type="float" office:value="3.06015511864407" calcext:value-type="float">
            <text:p>3.0601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304206779661" calcext:value-type="float">
            <text:p>2.13042</text:p>
          </table:table-cell>
          <table:table-cell office:value-type="float" office:value="2.48708598870056" calcext:value-type="float">
            <text:p>2.48709</text:p>
          </table:table-cell>
          <table:table-cell office:value-type="float" office:value="3.2596306440678" calcext:value-type="float">
            <text:p>3.2596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2126526553672" calcext:value-type="float">
            <text:p>2.32127</text:p>
          </table:table-cell>
          <table:table-cell office:value-type="float" office:value="2.0804357740113" calcext:value-type="float">
            <text:p>2.08044</text:p>
          </table:table-cell>
          <table:table-cell office:value-type="float" office:value="2.76307308474576" calcext:value-type="float">
            <text:p>2.7630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1:.A5])" office:value-type="float" office:value="1" calcext:value-type="float">
            <text:p>1</text:p>
          </table:table-cell>
          <table:table-cell table:formula="of:=SUM([.B1:.B5])" office:value-type="float" office:value="2" calcext:value-type="float">
            <text:p>2</text:p>
          </table:table-cell>
          <table:table-cell table:formula="of:=SUM([.C1:.C5])" office:value-type="float" office:value="2" calcext:value-type="float">
            <text:p>2</text:p>
          </table:table-cell>
          <table:table-cell table:formula="of:=SUM([.D1:.D5])" office:value-type="float" office:value="3" calcext:value-type="float">
            <text:p>3</text:p>
          </table:table-cell>
          <table:table-cell table:formula="of:=SUM([.E1:.E5])" office:value-type="float" office:value="3" calcext:value-type="float">
            <text:p>3</text:p>
          </table:table-cell>
          <table:table-cell table:formula="of:=SUM([.F1:.F5])" office:value-type="float" office:value="0" calcext:value-type="float">
            <text:p>0</text:p>
          </table:table-cell>
          <table:table-cell table:formula="of:=SUM([.G1:.G5])" office:value-type="float" office:value="2" calcext:value-type="float">
            <text:p>2</text:p>
          </table:table-cell>
          <table:table-cell table:formula="of:=SUM([.H1:.H5])" office:value-type="float" office:value="0" calcext:value-type="float">
            <text:p>0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1" calcext:value-type="float">
            <text:p>1</text:p>
          </table:table-cell>
          <table:table-cell table:formula="of:=SUM([.K1:.K5])" office:value-type="float" office:value="3" calcext:value-type="float">
            <text:p>3</text:p>
          </table:table-cell>
          <table:table-cell table:formula="of:=SUM([.L1:.L5])" office:value-type="float" office:value="1" calcext:value-type="float">
            <text:p>1</text:p>
          </table:table-cell>
          <table:table-cell table:formula="of:=SUM([.M1:.M5])" office:value-type="float" office:value="3" calcext:value-type="float">
            <text:p>3</text:p>
          </table:table-cell>
          <table:table-cell table:formula="of:=SUM([.N1:.N5])" office:value-type="float" office:value="1" calcext:value-type="float">
            <text:p>1</text:p>
          </table:table-cell>
          <table:table-cell table:formula="of:=SUM([.O1:.O5])" office:value-type="float" office:value="2" calcext:value-type="float">
            <text:p>2</text:p>
          </table:table-cell>
          <table:table-cell table:formula="of:=SUM([.P1:.P5])" office:value-type="float" office:value="2" calcext:value-type="float">
            <text:p>2</text:p>
          </table:table-cell>
          <table:table-cell table:formula="of:=SUM([.Q1:.Q5])" office:value-type="float" office:value="2" calcext:value-type="float">
            <text:p>2</text:p>
          </table:table-cell>
          <table:table-cell table:formula="of:=SUM([.R1:.R5])" office:value-type="float" office:value="3" calcext:value-type="float">
            <text:p>3</text:p>
          </table:table-cell>
          <table:table-cell table:formula="of:=SUM([.S1:.S5])" office:value-type="float" office:value="4" calcext:value-type="float">
            <text:p>4</text:p>
          </table:table-cell>
          <table:table-cell table:formula="of:=SUM([.T1:.T5])" office:value-type="float" office:value="2" calcext:value-type="float">
            <text:p>2</text:p>
          </table:table-cell>
          <table:table-cell table:formula="of:=SUM([.U1:.U5])" office:value-type="float" office:value="2" calcext:value-type="float">
            <text:p>2</text:p>
          </table:table-cell>
          <table:table-cell table:formula="of:=SUM([.V1:.V5])" office:value-type="float" office:value="1" calcext:value-type="float">
            <text:p>1</text:p>
          </table:table-cell>
          <table:table-cell table:formula="of:=SUM([.W1:.W5])" office:value-type="float" office:value="3" calcext:value-type="float">
            <text:p>3</text:p>
          </table:table-cell>
          <table:table-cell table:formula="of:=SUM([.X1:.X5])" office:value-type="float" office:value="1" calcext:value-type="float">
            <text:p>1</text:p>
          </table:table-cell>
          <table:table-cell table:formula="of:=SUM([.Y1:.Y5])" office:value-type="float" office:value="4" calcext:value-type="float">
            <text:p>4</text:p>
          </table:table-cell>
          <table:table-cell table:formula="of:=SUM([.Z1:.Z5])" office:value-type="float" office:value="1" calcext:value-type="float">
            <text:p>1</text:p>
          </table:table-cell>
          <table:table-cell table:formula="of:=SUM([.AA1:.AA5])" office:value-type="float" office:value="3" calcext:value-type="float">
            <text:p>3</text:p>
          </table:table-cell>
          <table:table-cell table:formula="of:=SUM([.AB1:.AB5])" office:value-type="float" office:value="3" calcext:value-type="float">
            <text:p>3</text:p>
          </table:table-cell>
          <table:table-cell table:formula="of:=SUM([.AC1:.AC5])" office:value-type="float" office:value="2" calcext:value-type="float">
            <text:p>2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2" calcext:value-type="float">
            <text:p>2</text:p>
          </table:table-cell>
          <table:table-cell table:formula="of:=SUM([.AF1:.AF5])" office:value-type="float" office:value="3" calcext:value-type="float">
            <text:p>3</text:p>
          </table:table-cell>
          <table:table-cell table:formula="of:=SUM([.AG1:.AG5])" office:value-type="float" office:value="3" calcext:value-type="float">
            <text:p>3</text:p>
          </table:table-cell>
          <table:table-cell table:formula="of:=SUM([.AH1:.AH5])" office:value-type="float" office:value="3" calcext:value-type="float">
            <text:p>3</text:p>
          </table:table-cell>
          <table:table-cell table:formula="of:=SUM([.AI1:.AI5])" office:value-type="float" office:value="2" calcext:value-type="float">
            <text:p>2</text:p>
          </table:table-cell>
          <table:table-cell table:formula="of:=SUM([.AJ1:.AJ5])" office:value-type="float" office:value="1" calcext:value-type="float">
            <text:p>1</text:p>
          </table:table-cell>
          <table:table-cell table:formula="of:=SUM([.AK1:.AK5])" office:value-type="float" office:value="3" calcext:value-type="float">
            <text:p>3</text:p>
          </table:table-cell>
          <table:table-cell table:formula="of:=SUM([.AL1:.AL5])" office:value-type="float" office:value="3" calcext:value-type="float">
            <text:p>3</text:p>
          </table:table-cell>
          <table:table-cell table:formula="of:=SUM([.AM1:.AM5])" office:value-type="float" office:value="2" calcext:value-type="float">
            <text:p>2</text:p>
          </table:table-cell>
          <table:table-cell table:formula="of:=SUM([.AN1:.AN5])" office:value-type="float" office:value="3" calcext:value-type="float">
            <text:p>3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2" calcext:value-type="float">
            <text:p>2</text:p>
          </table:table-cell>
          <table:table-cell table:formula="of:=SUM([.AQ1:.AQ5])" office:value-type="float" office:value="2" calcext:value-type="float">
            <text:p>2</text:p>
          </table:table-cell>
          <table:table-cell table:formula="of:=SUM([.AR1:.AR5])" office:value-type="float" office:value="2" calcext:value-type="float">
            <text:p>2</text:p>
          </table:table-cell>
          <table:table-cell table:formula="of:=SUM([.AS1:.AS5])" office:value-type="float" office:value="3" calcext:value-type="float">
            <text:p>3</text:p>
          </table:table-cell>
          <table:table-cell table:formula="of:=SUM([.AT1:.AT5])" office:value-type="float" office:value="4" calcext:value-type="float">
            <text:p>4</text:p>
          </table:table-cell>
          <table:table-cell table:formula="of:=SUM([.AU1:.AU5])" office:value-type="float" office:value="0" calcext:value-type="float">
            <text:p>0</text:p>
          </table:table-cell>
          <table:table-cell table:formula="of:=SUM([.AV1:.AV5])" office:value-type="float" office:value="3" calcext:value-type="float">
            <text:p>3</text:p>
          </table:table-cell>
          <table:table-cell table:formula="of:=SUM([.AW1:.AW5])" office:value-type="float" office:value="1" calcext:value-type="float">
            <text:p>1</text:p>
          </table:table-cell>
          <table:table-cell table:formula="of:=SUM([.AX1:.AX5])" office:value-type="float" office:value="2" calcext:value-type="float">
            <text:p>2</text:p>
          </table:table-cell>
          <table:table-cell table:formula="of:=SUM([.AY1:.AY5])" office:value-type="float" office:value="1" calcext:value-type="float">
            <text:p>1</text:p>
          </table:table-cell>
          <table:table-cell table:formula="of:=SUM([.AZ1:.AZ5])" office:value-type="float" office:value="3" calcext:value-type="float">
            <text:p>3</text:p>
          </table:table-cell>
          <table:table-cell table:formula="of:=SUM([.BA1:.BA5])" office:value-type="float" office:value="2" calcext:value-type="float">
            <text:p>2</text:p>
          </table:table-cell>
          <table:table-cell table:formula="of:=SUM([.BB1:.BB5])" office:value-type="float" office:value="3" calcext:value-type="float">
            <text:p>3</text:p>
          </table:table-cell>
          <table:table-cell table:formula="of:=SUM([.BC1:.BC5])" office:value-type="float" office:value="2" calcext:value-type="float">
            <text:p>2</text:p>
          </table:table-cell>
          <table:table-cell table:formula="of:=SUM([.BD1:.BD5])" office:value-type="float" office:value="3" calcext:value-type="float">
            <text:p>3</text:p>
          </table:table-cell>
          <table:table-cell table:formula="of:=SUM([.BE1:.BE5])" office:value-type="float" office:value="2" calcext:value-type="float">
            <text:p>2</text:p>
          </table:table-cell>
          <table:table-cell table:formula="of:=SUM([.BF1:.BF5])" office:value-type="float" office:value="4" calcext:value-type="float">
            <text:p>4</text:p>
          </table:table-cell>
          <table:table-cell table:formula="of:=SUM([.BG1:.BG5])" office:value-type="float" office:value="1" calcext:value-type="float">
            <text:p>1</text:p>
          </table:table-cell>
          <table:table-cell table:formula="of:=SUM([.BH1:.BH5])" office:value-type="float" office:value="4" calcext:value-type="float">
            <text:p>4</text:p>
          </table:table-cell>
          <table:table-cell table:formula="of:=SUM([.BI1:.BI5])" office:value-type="float" office:value="2" calcext:value-type="float">
            <text:p>2</text:p>
          </table:table-cell>
          <table:table-cell table:formula="of:=SUM([.BJ1:.BJ5])" office:value-type="float" office:value="1" calcext:value-type="float">
            <text:p>1</text:p>
          </table:table-cell>
          <table:table-cell table:formula="of:=SUM([.BK1:.BK5])" office:value-type="float" office:value="4" calcext:value-type="float">
            <text:p>4</text:p>
          </table:table-cell>
          <table:table-cell table:formula="of:=SUM([.BL1:.BL5])" office:value-type="float" office:value="1" calcext:value-type="float">
            <text:p>1</text:p>
          </table:table-cell>
          <table:table-cell table:formula="of:=SUM([.BM1:.BM5])" office:value-type="float" office:value="3" calcext:value-type="float">
            <text:p>3</text:p>
          </table:table-cell>
          <table:table-cell table:formula="of:=SUM([.BN1:.BN5])" office:value-type="float" office:value="1" calcext:value-type="float">
            <text:p>1</text:p>
          </table:table-cell>
          <table:table-cell table:formula="of:=SUM([.BO1:.BO5])" office:value-type="float" office:value="3" calcext:value-type="float">
            <text:p>3</text:p>
          </table:table-cell>
          <table:table-cell table:formula="of:=SUM([.BP1:.BP5])" office:value-type="float" office:value="1" calcext:value-type="float">
            <text:p>1</text:p>
          </table:table-cell>
          <table:table-cell table:formula="of:=SUM([.BQ1:.BQ5])" office:value-type="float" office:value="4" calcext:value-type="float">
            <text:p>4</text:p>
          </table:table-cell>
          <table:table-cell table:formula="of:=SUM([.BR1:.BR5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8"/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21:04:41.870051734</dc:date>
    <meta:document-statistic meta:table-count="1" meta:cell-count="4637" meta:object-count="0"/>
    <meta:generator>LibreOffice/4.2.8.2$Linux_X86_64 LibreOffice_project/420m0$Build-2</meta:generator>
  </office:meta>
</office:document-meta>
</file>